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font-weight="bold" style:font-weight-asian="bold" style:font-weight-complex="bold"/>
    </style:style>
    <style:style style:name="T9" style:family="text">
      <style:text-properties fo:font-weight="bold" officeooo:rsid="0025cef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f8884" style:font-weight-asian="normal" style:font-weight-complex="normal"/>
    </style:style>
    <style:style style:name="T12" style:family="text">
      <style:text-properties fo:font-weight="normal" officeooo:rsid="002004d1" style:font-weight-asian="normal" style:font-weight-complex="normal"/>
    </style:style>
    <style:style style:name="T13" style:family="text">
      <style:text-properties fo:font-weight="normal" officeooo:rsid="0025cef7" style:font-weight-asian="normal" style:font-weight-complex="normal"/>
    </style:style>
    <style:style style:name="T14" style:family="text">
      <style:text-properties officeooo:rsid="00242e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14">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8">x</text:span><text:span text:style-name="T10">*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8">y</text:span><text:span text:style-name="T10">* is 1 if there is no other same file, 2 if there is one file, etc</text:span></text:p>
      <text:p text:style-name="P5"/>
      <text:p text:style-name="P5"><text:span text:style-name="T10">-</text:span><text:span text:style-name="T11">(2) launchCMAESForAllTargetSize: This function run cmaes for all targets size available in the setup file.</text:span></text:p>
      <text:p text:style-name="P6"><text:span text:style-name="T11">S</text:span><text:span text:style-name="T10">aving directories are the same as the function (1)</text:span></text:p>
      <text:p text:style-name="P5"/>
      <text:p text:style-name="P5"><text:span text:style-name="T11">-</text:span><text:span text:style-name="T12">(3) generateResults: This functions take as argument the name of the theta file* and generate all the results data and save them in the folder given.</text:span></text:p>
      <text:p text:style-name="P5"/>
      <text:p text:style-name="P5"/>
      <text:p text:style-name="P5"/>
      <text:p text:style-name="P5"/>
      <text:p text:style-name="P5"/>
      <text:p text:style-name="P8"><text:span text:style-name="T12">(*</text:span><text:span text:style-name="T10">):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3">For the one which came from </text:span><text:soft-page-break/><text:span text:style-name="T13">the regression process, you can find the theta file at …/Data/RBFN2/*z*feats/Theta*y*, where *</text:span><text:span text:style-name="T9">z</text:span><text:span text:style-name="T13">*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5T15:34:37.182238321</dc:date>
    <meta:editing-duration>PT1H11M33S</meta:editing-duration>
    <meta:editing-cycles>18</meta:editing-cycles>
    <meta:generator>LibreOffice/4.2.8.2$Linux_X86_64 LibreOffice_project/420m0$Build-2</meta:generator>
    <meta:document-statistic meta:table-count="0" meta:image-count="0" meta:object-count="0" meta:page-count="2" meta:paragraph-count="26" meta:word-count="303" meta:character-count="2198" meta:non-whitespace-character-count="1917"/>
  </office:meta>
</office:document-meta>
</file>